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bindMetho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bindMethod.UnbindMethod( String uri , UnbindInfo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bindMethod.isSuccess(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